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10000000000002000000020078E0C5CCAA3328BC.jpg" manifest:media-type="image/jpeg"/>
  <manifest:file-entry manifest:full-path="Pictures/TablePreview1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0c2cd" draw:opacity="100%" draw:textarea-horizontal-align="justify" draw:textarea-vertical-align="middle" draw:auto-grow-height="false" fo:min-height="12.762cm" fo:min-width="13.216cm"/>
    </style:style>
    <style:style style:name="gr2" style:family="graphic" style:parent-style-name="standard">
      <style:graphic-properties draw:fill-color="#ffffd7" draw:textarea-horizontal-align="justify" draw:textarea-vertical-align="middle" draw:auto-grow-height="false" fo:min-height="0.47cm" fo:min-width="0.22cm"/>
    </style:style>
    <style:style style:name="gr3" style:family="graphic" style:parent-style-name="standard">
      <style:graphic-properties draw:fill-color="#fff5ce" draw:textarea-horizontal-align="justify" draw:textarea-vertical-align="middle" draw:auto-grow-height="false" fo:min-height="8.386cm" fo:min-width="4.834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658cm" fo:min-width="4.87cm" draw:shadow="hidden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6.354cm" fo:min-width="1.786cm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1.315cm" fo:min-width="0cm" draw:shadow="hidden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-color="#2a6099" draw:textarea-horizontal-align="justify" draw:textarea-vertical-align="middle" draw:auto-grow-height="false" fo:min-height="1.782cm" fo:min-width="14.486cm"/>
    </style:style>
    <style:style style:name="gr11" style:family="graphic" style:parent-style-name="standard">
      <style:graphic-properties draw:textarea-horizontal-align="justify" draw:textarea-vertical-align="middle" draw:auto-grow-height="false" fo:min-height="6.354cm" fo:min-width="14.486cm"/>
    </style:style>
    <style:style style:name="gr12" style:family="graphic" style:parent-style-name="standard">
      <style:graphic-properties svg:stroke-width="0.053cm" svg:stroke-color="#333333" draw:marker-start-width="0.279cm" draw:marker-end-width="0.279cm" draw:fill-color="#999999" draw:textarea-horizontal-align="justify" draw:textarea-vertical-align="middle" draw:auto-grow-height="false" fo:min-height="1.02cm" fo:min-width="0.77cm" fo:padding-top="0.151cm" fo:padding-bottom="0.151cm" fo:padding-left="0.276cm" fo:padding-right="0.276cm"/>
    </style:style>
    <style:style style:name="gr13" style:family="graphic" style:parent-style-name="standard">
      <style:graphic-properties svg:stroke-width="0.028cm" svg:stroke-color="#1c1c1c" draw:marker-start-width="0.242cm" draw:marker-end-width="0.242cm" draw:fill-color="#ffffff" draw:textarea-horizontal-align="justify" draw:textarea-vertical-align="middle" draw:auto-grow-height="false" fo:min-height="0.258cm" fo:min-width="0.008cm" fo:padding-top="0.139cm" fo:padding-bottom="0.139cm" fo:padding-left="0.264cm" fo:padding-right="0.264cm"/>
    </style:style>
    <style:style style:name="gr14" style:family="graphic" style:parent-style-name="standard">
      <style:graphic-properties svg:stroke-width="0.053cm" svg:stroke-color="#1c1c1c" draw:marker-start-width="0.279cm" draw:marker-end-width="0.279cm" draw:fill-color="#999999" draw:textarea-horizontal-align="justify" draw:textarea-vertical-align="middle" draw:auto-grow-height="false" fo:min-height="1.782cm" fo:min-width="3.056cm" fo:padding-top="0.151cm" fo:padding-bottom="0.151cm" fo:padding-left="0.276cm" fo:padding-right="0.276cm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1.274cm" fo:min-width="1.786cm"/>
    </style:style>
    <style:style style:name="gr16" style:family="graphic" style:parent-style-name="standard">
      <style:graphic-properties svg:stroke-width="0.212cm" draw:marker-start-width="0.517cm" draw:marker-end-width="0.517cm" draw:opacity="0%" draw:textarea-horizontal-align="justify" draw:textarea-vertical-align="middle" draw:auto-grow-height="false" fo:min-height="19.816cm" fo:min-width="22.614cm" fo:padding-top="0.23cm" fo:padding-bottom="0.23cm" fo:padding-left="0.355cm" fo:padding-right="0.355cm"/>
    </style:style>
    <style:style style:name="gr17" style:family="graphic" style:parent-style-name="standard">
      <style:graphic-properties draw:fill-color="#ff8000" draw:textarea-horizontal-align="justify" draw:textarea-vertical-align="middle" draw:auto-grow-height="false" fo:min-height="3.56cm" fo:min-width="2.294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.258cm" fo:min-width="1.278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036cm" fo:min-width="1.748cm"/>
      <style:paragraph-properties style:writing-mode="lr-tb"/>
    </style:style>
    <style:style style:name="gr20" style:family="graphic" style:parent-style-name="standard">
      <style:graphic-properties draw:fill-color="#afd095" draw:textarea-horizontal-align="justify" draw:textarea-vertical-align="middle" draw:auto-grow-height="false" fo:min-height="3.306cm" fo:min-width="3.056cm"/>
      <style:paragraph-properties style:writing-mode="lr-tb"/>
    </style:style>
    <style:style style:name="gr21" style:family="graphic" style:parent-style-name="standard">
      <style:graphic-properties draw:fill-color="#b7b3ca" draw:textarea-horizontal-align="justify" draw:textarea-vertical-align="middle" draw:auto-grow-height="false" fo:min-height="1.782cm" fo:min-width="2.04cm"/>
      <style:paragraph-properties style:writing-mode="lr-tb"/>
    </style:style>
    <style:style style:name="gr22" style:family="graphic" style:parent-style-name="standard">
      <style:graphic-properties draw:fill-color="#ffde59" draw:textarea-horizontal-align="justify" draw:textarea-vertical-align="middle" draw:auto-grow-height="false" fo:min-height="5.592cm" fo:min-width="6.612cm"/>
      <style:paragraph-properties style:writing-mode="lr-tb"/>
    </style:style>
    <style:style style:name="gr23" style:family="graphic" style:parent-style-name="standard">
      <style:graphic-properties draw:fill="bitmap" draw:fill-image-name="Painted_20_White" draw:textarea-horizontal-align="justify" draw:textarea-vertical-align="middle" draw:auto-grow-height="false" fo:min-height="5.592cm" fo:min-width="11.946cm"/>
    </style:style>
    <style:style style:name="gr24" style:family="graphic" style:parent-style-name="standard">
      <style:graphic-properties svg:stroke-color="#b2b2b2" draw:fill="bitmap" draw:fill-color="#b2b2b2" draw:fill-image-name="Painted_20_White" draw:textarea-horizontal-align="justify" draw:textarea-vertical-align="middle" draw:auto-grow-height="false" fo:min-height="1.02cm" fo:min-width="1.532cm"/>
    </style:style>
    <style:style style:name="gr25" style:family="graphic" style:parent-style-name="standard">
      <style:graphic-properties draw:stroke="none" svg:stroke-color="#000000" draw:fill="bitmap" draw:fill-color="#ffffff" draw:fill-image-name="Painted_20_White" draw:auto-grow-height="true" draw:auto-grow-width="false" fo:max-height="0cm" fo:min-height="0.712cm"/>
      <style:paragraph-properties style:writing-mode="lr-tb"/>
    </style:style>
    <style:style style:name="gr26" style:family="graphic" style:parent-style-name="standard">
      <style:graphic-properties draw:fill-color="#ffa6a6" draw:textarea-horizontal-align="justify" draw:textarea-vertical-align="middle" draw:auto-grow-height="false" fo:min-height="3.052cm" fo:min-width="3.564cm"/>
      <style:paragraph-properties style:writing-mode="lr-tb"/>
    </style:style>
    <style:style style:name="gr27" style:family="graphic" style:parent-style-name="standard">
      <style:graphic-properties svg:stroke-width="0.106cm" svg:stroke-color="#000000" draw:marker-start-width="0.358cm" draw:marker-end-width="0.358cm" draw:opacity="0%" draw:textarea-horizontal-align="justify" draw:textarea-vertical-align="middle" draw:auto-grow-height="false" fo:min-height="0.324cm" fo:min-width="0.92cm" fo:padding-top="0.177cm" fo:padding-bottom="0.177cm" fo:padding-left="0.302cm" fo:padding-right="0.302cm"/>
      <style:paragraph-properties style:writing-mode="lr-tb"/>
    </style:style>
    <style:style style:name="gr28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5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26cm"/>
      <style:paragraph-properties style:writing-mode="lr-tb"/>
    </style:style>
    <style:style style:name="gr31" style:family="graphic" style:parent-style-name="objectwithoutfill">
      <style:graphic-properties draw:marker-end="Arrow" draw:marker-end-width="0.3cm" draw:fill="none" draw:textarea-vertical-align="middle"/>
    </style:style>
    <style:style style:name="gr32" style:family="graphic" style:parent-style-name="standard">
      <style:graphic-properties draw:fill-color="#ff8000" draw:textarea-horizontal-align="justify" draw:textarea-vertical-align="middle" draw:auto-grow-height="false" fo:min-height="1.782cm" fo:min-width="2.04cm"/>
      <style:paragraph-properties style:writing-mode="lr-tb"/>
    </style:style>
    <style:style style:name="gr33" style:family="graphic" style:parent-style-name="objectwithoutfill">
      <style:graphic-properties draw:marker-end="Arrow" draw:fill="none" draw:textarea-vertical-align="middle"/>
    </style:style>
    <style:style style:name="gr34" style:family="graphic" style:parent-style-name="objectwithoutfill">
      <style:graphic-properties draw:marker-end="Rounded_20_large_20_Arrow" draw:fill="none" draw:textarea-vertical-align="middle"/>
    </style:style>
    <style:style style:name="gr35" style:family="graphic" style:parent-style-name="standard">
      <style:graphic-properties draw:stroke="solid" draw:stroke-dash="Dot" svg:stroke-width="0.035cm" svg:stroke-color="#000000" draw:marker-start-width="0.252cm" draw:marker-end-width="0.252cm" draw:fill-color="#ffffff" draw:textarea-horizontal-align="justify" draw:textarea-vertical-align="middle" draw:auto-grow-height="false" fo:min-height="0.29cm" fo:min-width="0.04cm" fo:padding-top="0.142cm" fo:padding-bottom="0.142cm" fo:padding-left="0.267cm" fo:padding-right="0.267cm"/>
    </style:style>
    <style:style style:name="gr36" style:family="graphic" style:parent-style-name="standard">
      <style:graphic-properties draw:fill-color="#ffbf00" draw:textarea-horizontal-align="justify" draw:textarea-vertical-align="middle" draw:auto-grow-height="false" fo:min-height="0.582cm" fo:min-width="0.91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77cm" fo:min-width="1.27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39" style:family="graphic" style:parent-style-name="standard">
      <style:graphic-properties draw:stroke="solid" draw:stroke-dash="Dot" svg:stroke-width="0.035cm" svg:stroke-color="#000000" draw:marker-start-width="0.252cm" draw:marker-end-width="0.252cm" draw:fill-color="#ffffff" draw:textarea-horizontal-align="justify" draw:textarea-vertical-align="middle" draw:auto-grow-height="false" fo:min-height="0.256cm" fo:min-width="0.006cm" fo:padding-top="0.142cm" fo:padding-bottom="0.142cm" fo:padding-left="0.267cm" fo:padding-right="0.267cm"/>
    </style:style>
    <style:style style:name="gr40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41" style:family="graphic" style:parent-style-name="standard">
      <style:graphic-properties draw:fill-color="#ffbf00" draw:textarea-horizontal-align="justify" draw:textarea-vertical-align="middle" draw:auto-grow-height="false" fo:min-height="7.624cm" fo:min-width="8.136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2.036cm" fo:min-width="7.628cm"/>
      <style:paragraph-properties style:writing-mode="lr-tb"/>
    </style:style>
    <style:style style:name="gr43" style:family="graphic" style:parent-style-name="standard">
      <style:graphic-properties draw:fill-color="#468a1a" draw:textarea-horizontal-align="justify" draw:textarea-vertical-align="middle" draw:auto-grow-height="false" fo:min-height="7.116cm" fo:min-width="3.056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2.798cm" fo:min-width="9.66cm"/>
      <style:paragraph-properties style:writing-mode="lr-tb"/>
    </style:style>
    <style:style style:name="gr46" style:family="graphic" style:parent-style-name="standard">
      <style:graphic-properties draw:textarea-horizontal-align="justify" draw:textarea-vertical-align="middle" draw:auto-grow-height="false" fo:min-height="1.528cm" fo:min-width="1.532cm"/>
      <style:paragraph-properties style:writing-mode="lr-tb"/>
    </style:style>
    <style:style style:name="gr47" style:family="graphic" style:parent-style-name="standard">
      <style:graphic-properties draw:fill-color="#468a1a" draw:textarea-horizontal-align="justify" draw:textarea-vertical-align="middle" draw:auto-grow-height="false" fo:min-height="2.798cm" fo:min-width="9.66cm"/>
      <style:paragraph-properties style:writing-mode="lr-tb"/>
    </style:style>
    <style:style style:name="gr48" style:family="graphic" style:parent-style-name="standard">
      <style:graphic-properties svg:stroke-color="#000000" draw:textarea-vertical-align="middle"/>
    </style:style>
    <style:style style:name="gr49" style:family="graphic" style:parent-style-name="standard">
      <style:graphic-properties draw:fill-color="#ffdbb6" draw:textarea-horizontal-align="justify" draw:textarea-vertical-align="middle" draw:auto-grow-height="false" fo:min-height="7.37cm" fo:min-width="8.898cm"/>
      <style:paragraph-properties style:writing-mode="lr-tb"/>
    </style:style>
    <style:style style:name="gr50" style:family="graphic" style:parent-style-name="standard">
      <style:graphic-properties draw:fill-color="#afd095" draw:textarea-horizontal-align="justify" draw:textarea-vertical-align="middle" draw:auto-grow-height="false" fo:min-height="7.878cm" fo:min-width="8.898cm"/>
      <style:paragraph-properties style:writing-mode="lr-tb"/>
    </style:style>
    <style:style style:name="gr51" style:family="graphic" style:parent-style-name="standard">
      <style:graphic-properties draw:fill-color="#ff6d6d" draw:textarea-horizontal-align="justify" draw:textarea-vertical-align="middle" draw:auto-grow-height="false" fo:min-height="1.528cm" fo:min-width="2.294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506cm"/>
      <style:paragraph-properties style:writing-mode="lr-tb"/>
    </style:style>
    <style:style style:name="co1" style:family="table-column">
      <style:table-column-properties style:column-width="2.207cm" style:use-optimal-column-width="false"/>
    </style:style>
    <style:style style:name="co2" style:family="table-column">
      <style:table-column-properties style:column-width="2.235cm" style:use-optimal-column-width="false"/>
    </style:style>
    <style:style style:name="ro1" style:family="table-row">
      <style:table-row-properties style:row-height="1.016cm" style:use-optimal-row-height="false"/>
    </style:style>
    <style:style style:name="ce1" style:family="table-cell">
      <style:text-properties fo:font-size="14pt" style:font-size-asian="14pt" style:font-size-complex="14pt"/>
    </style:style>
    <style:style style:name="P1" style:family="paragraph">
      <loext:graphic-properties draw:fill-color="#e0c2cd" draw:opacity="100%"/>
      <style:paragraph-properties fo:text-align="center"/>
    </style:style>
    <style:style style:name="P2" style:family="paragraph">
      <loext:graphic-properties draw:fill-color="#ffffd7"/>
      <style:paragraph-properties fo:text-align="center"/>
    </style:style>
    <style:style style:name="P3" style:family="paragraph">
      <loext:graphic-properties draw:fill-color="#fff5ce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Malgun Gothic" fo:font-size="14pt" style:font-size-asian="14pt" style:font-size-complex="14pt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-color="#2a6099"/>
      <style:paragraph-properties fo:text-align="center"/>
    </style:style>
    <style:style style:name="P10" style:family="paragraph">
      <loext:graphic-properties draw:fill-color="#999999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opacity="0%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5" style:family="paragraph">
      <loext:graphic-properties draw:fill-color="#ff8000"/>
      <style:paragraph-properties fo:text-align="center" style:writing-mode="lr-tb"/>
    </style:style>
    <style:style style:name="P16" style:family="paragraph">
      <style:paragraph-properties fo:text-align="center" style:writing-mode="lr-tb"/>
    </style:style>
    <style:style style:name="P17" style:family="paragraph">
      <style:paragraph-properties fo:text-align="center" style:writing-mode="lr-tb"/>
      <style:text-properties fo:font-size="10pt" style:font-size-asian="10pt" style:font-size-complex="10pt"/>
    </style:style>
    <style:style style:name="P18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19" style:family="paragraph">
      <loext:graphic-properties draw:fill-color="#afd095"/>
      <style:paragraph-properties fo:text-align="center" style:writing-mode="lr-tb"/>
      <style:text-properties fo:font-weight="normal" style:font-weight-asian="normal" style:font-weight-complex="normal"/>
    </style:style>
    <style:style style:name="P20" style:family="paragraph">
      <loext:graphic-properties draw:fill-color="#b7b3ca"/>
      <style:paragraph-properties fo:text-align="center" style:writing-mode="lr-tb"/>
    </style:style>
    <style:style style:name="P21" style:family="paragraph">
      <loext:graphic-properties draw:fill-color="#ffde59"/>
      <style:paragraph-properties fo:text-align="center" style:writing-mode="lr-tb"/>
    </style:style>
    <style:style style:name="P22" style:family="paragraph">
      <loext:graphic-properties draw:fill="bitmap" draw:fill-image-name="Painted_20_White"/>
      <style:paragraph-properties fo:text-align="center"/>
    </style:style>
    <style:style style:name="P23" style:family="paragraph">
      <loext:graphic-properties draw:fill="bitmap" draw:fill-color="#b2b2b2" draw:fill-image-name="Painted_20_White"/>
      <style:paragraph-properties fo:text-align="center"/>
    </style:style>
    <style:style style:name="P24" style:family="paragraph">
      <loext:graphic-properties draw:fill="bitmap" draw:fill-color="#ffffff" draw:fill-image-name="Painted_20_White"/>
      <style:paragraph-properties style:writing-mode="lr-tb"/>
    </style:style>
    <style:style style:name="P25" style:family="paragraph">
      <style:paragraph-properties style:writing-mode="lr-tb"/>
      <style:text-properties fo:font-size="40pt" style:font-size-asian="40pt" style:font-size-complex="40pt"/>
    </style:style>
    <style:style style:name="P26" style:family="paragraph">
      <loext:graphic-properties draw:fill-color="#ffa6a6"/>
      <style:paragraph-properties fo:text-align="center" style:writing-mode="lr-tb"/>
    </style:style>
    <style:style style:name="P27" style:family="paragraph">
      <loext:graphic-properties draw:opacity="0%"/>
      <style:paragraph-properties fo:text-align="center" style:writing-mode="lr-tb"/>
      <style:text-properties fo:font-size="36pt" style:font-size-asian="36pt" style:font-size-complex="36pt"/>
    </style:style>
    <style:style style:name="P28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29" style:family="paragraph">
      <loext:graphic-properties draw:fill-color="#ffbf00"/>
      <style:paragraph-properties fo:text-align="center"/>
    </style:style>
    <style:style style:name="P30" style:family="paragraph">
      <style:text-properties fo:font-size="10pt"/>
    </style:style>
    <style:style style:name="P31" style:family="paragraph">
      <loext:graphic-properties draw:fill="none" draw:fill-color="#ffffff"/>
      <style:text-properties fo:font-size="10pt" style:font-size-asian="12pt" style:font-size-complex="12pt"/>
    </style:style>
    <style:style style:name="P32" style:family="paragraph">
      <loext:graphic-properties draw:fill="none" draw:fill-color="#ffffff"/>
      <style:text-properties fo:font-size="8pt" style:font-size-asian="8pt" style:font-size-complex="8pt"/>
    </style:style>
    <style:style style:name="P33" style:family="paragraph">
      <loext:graphic-properties draw:fill-color="#468a1a"/>
      <style:paragraph-properties fo:text-align="center"/>
    </style:style>
    <style:style style:name="P34" style:family="paragraph">
      <loext:graphic-properties draw:fill="none" draw:fill-color="#ffffff"/>
    </style:style>
    <style:style style:name="P35" style:family="paragraph">
      <loext:graphic-properties draw:fill-color="#ffffff"/>
    </style:style>
    <style:style style:name="P36" style:family="paragraph">
      <style:text-properties fo:font-size="16pt" style:font-size-asian="16pt" style:font-size-complex="16pt"/>
    </style:style>
    <style:style style:name="P37" style:family="paragraph">
      <style:text-properties fo:font-size="14pt" style:font-size-asian="14pt" style:font-size-complex="14pt"/>
    </style:style>
    <style:style style:name="P38" style:family="paragraph">
      <loext:graphic-properties draw:fill-color="#ffdbb6"/>
      <style:paragraph-properties fo:text-align="center"/>
    </style:style>
    <style:style style:name="P39" style:family="paragraph">
      <loext:graphic-properties draw:fill-color="#afd095"/>
      <style:paragraph-properties fo:text-align="center"/>
    </style:style>
    <style:style style:name="P40" style:family="paragraph">
      <loext:graphic-properties draw:fill-color="#ff6d6d"/>
      <style:paragraph-properties fo:text-align="center" style:writing-mode="lr-tb"/>
    </style:style>
    <style:style style:name="T1" style:family="text">
      <style:text-properties style:font-name="Malgun Gothic"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size-asian="12pt" style:font-size-complex="12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3.716cm" svg:height="13.012cm" svg:x="7.112cm" svg:y="4.0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016cm" svg:height="1.016cm" svg:x="19.304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5.334cm" svg:height="8.636cm" svg:x="11.176cm" svg:y="6.3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254cm" svg:height="0.254cm" svg:x="19.685cm" svg:y="4.9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7.62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8.001cm" svg:y="4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7.62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8.001cm" svg:y="1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016cm" svg:height="1.016cm" svg:x="19.304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19.685cm" svg:y="15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12.027cm" svg:y="8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254cm" svg:height="0.254cm" svg:x="15.494cm" svg:y="8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8.89cm" svg:y1="5.08cm" svg:x2="10.976cm" svg:y2="5.08cm">
          <text:p/>
        </draw:line>
        <draw:frame draw:style-name="gr6" draw:text-style-name="P6" draw:layer="layout" svg:width="5.37cm" svg:height="0.908cm" svg:x="10.976cm" svg:y="4.58cm">
          <draw:text-box>
            <text:p><text:span text:style-name="T1">Fontes de alta tensão</text:span></text:p>
          </draw:text-box>
        </draw:frame>
        <draw:line draw:style-name="gr5" draw:text-style-name="P5" draw:layer="layout" svg:x1="16.002cm" svg:y1="8.89cm" svg:x2="17.526cm" svg:y2="8.89cm">
          <text:p/>
        </draw:line>
        <draw:custom-shape draw:style-name="gr7" draw:text-style-name="P7" draw:layer="layout" svg:width="2.286cm" svg:height="6.604cm" svg:x="12.7cm" svg:y="7.62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2.794cm" svg:height="1.565cm" svg:x="17.526cm" svg:y="8.09cm">
          <draw:text-box>
            <text:p><text:span text:style-name="T1">Eletrodos </text:span></text:p>
            <text:p><text:span text:style-name="T1">E1 e E2 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0" draw:text-style-name="P9" draw:layer="layout" svg:width="14.986cm" svg:height="2.032cm" svg:x="7.106cm" svg:y="8.8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4.986cm" svg:height="6.604cm" svg:x="7.106cm" svg:y="10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draw:layer="layout" svg:width="1.27cm" svg:height="1.27cm" svg:x="14.212cm" svg:y="15.49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1" draw:layer="layout" svg:width="0.508cm" svg:height="0.508cm" svg:x="14.593cm" svg:y="15.8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3.556cm" svg:height="2.032cm" svg:x="8.382cm" svg:y="14.73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2.286cm" svg:height="1.524cm" svg:x="9.017cm" svg:y="14.98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6" draw:text-style-name="P13" draw:layer="layout" svg:width="23.114cm" svg:height="20.066cm" svg:x="2.032cm" svg:y="0.50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2.794cm" svg:height="3.81cm" svg:x="4.734cm" svg:y="3.61cm">
          <text:p text:style-name="P14">Fonte</text:p>
          <text:p text:style-name="P14">De Alta</text:p>
          <text:p text:style-name="P14">Tensão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2.794cm" svg:height="3.81cm" svg:x="9.944cm" svg:y="3.61cm">
          <text:p text:style-name="P14">Fonte</text:p>
          <text:p text:style-name="P14">De Alta</text:p>
          <text:p text:style-name="P14">Tensão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2.794cm" svg:height="3.81cm" svg:x="14.7cm" svg:y="3.61cm">
          <text:p text:style-name="P14">Fonte</text:p>
          <text:p text:style-name="P14">De Alta</text:p>
          <text:p text:style-name="P14">Tensão</text:p>
          <draw:enhanced-geometry svg:viewBox="0 0 21600 21600" draw:type="rectangle" draw:enhanced-path="M 0 0 L 21600 0 21600 21600 0 21600 0 0 Z N"/>
        </draw:custom-shape>
        <draw:custom-shape draw:style-name="gr17" draw:text-style-name="P15" draw:layer="layout" svg:width="2.794cm" svg:height="3.81cm" svg:x="19.61cm" svg:y="3.61cm">
          <text:p text:style-name="P16">Fonte</text:p>
          <text:p text:style-name="P16">De Alta</text:p>
          <text:p text:style-name="P16">Tensão</text:p>
          <draw:enhanced-geometry svg:viewBox="0 0 21600 21600" draw:type="rectangle" draw:enhanced-path="M 0 0 L 21600 0 21600 21600 0 21600 0 0 Z N"/>
        </draw:custom-shape>
        <draw:custom-shape draw:style-name="gr18" draw:text-style-name="P17" draw:layer="layout" svg:width="1.778cm" svg:height="0.508cm" draw:transform="rotate (1.5707963267949) translate (9.182cm 3.102cm)">
          <text:p text:style-name="P17"><text:span text:style-name="T2">ULN2001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2.248cm" svg:height="2.286cm" svg:x="10.252cm" svg:y="1.07cm">
          <text:p text:style-name="P16">Mosfet</text:p>
          <draw:enhanced-geometry svg:viewBox="0 0 21600 21600" draw:type="rectangle" draw:enhanced-path="M 0 0 L 21600 0 21600 21600 0 21600 0 0 Z N"/>
        </draw:custom-shape>
        <draw:custom-shape draw:style-name="gr20" draw:text-style-name="P19" draw:layer="layout" svg:width="3.556cm" svg:height="3.556cm" svg:x="17.456cm" svg:y="11.998cm">
          <text:p text:style-name="P18"><text:span text:style-name="T3">Módulo</text:span></text:p>
          <text:p text:style-name="P18"><text:span text:style-name="T3">C4D</text:span>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2.54cm" svg:height="2.032cm" svg:x="17.974cm" svg:y="9.506cm">
          <text:p text:style-name="P16">DAC</text:p>
          <text:p text:style-name="P16">TLC7226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7.112cm" svg:height="5.842cm" svg:x="2.994cm" svg:y="9.59cm">
          <text:p text:style-name="P16">Gerador de Funções</text:p>
          <draw:enhanced-geometry svg:viewBox="0 0 21600 21600" draw:type="rectangle" draw:enhanced-path="M 0 0 L 21600 0 21600 21600 0 21600 0 0 Z N"/>
        </draw:custom-shape>
        <draw:custom-shape draw:style-name="gr23" draw:text-style-name="P22" draw:layer="layout" svg:width="12.446cm" svg:height="5.842cm" draw:transform="rotate (-1.5707963267949) translate (16.737cm 7.874cm)">
          <text:p/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2.032cm" svg:height="1.27cm" draw:transform="rotate (-1.5707963267949) translate (12.673cm 19.304cm)">
          <text:p/>
          <draw:enhanced-geometry svg:viewBox="0 0 21600 21600" draw:type="rectangle" draw:enhanced-path="M 0 0 L 21600 0 21600 21600 0 21600 0 0 Z N"/>
        </draw:custom-shape>
        <draw:frame draw:style-name="gr25" draw:text-style-name="P24" draw:layer="layout" svg:width="4.68cm" svg:height="0.962cm" svg:x="11.63cm" svg:y="12.943cm">
          <draw:text-box>
            <text:p>Arduino Mega</text:p>
          </draw:text-box>
        </draw:frame>
        <draw:custom-shape draw:style-name="gr19" draw:text-style-name="P16" draw:layer="layout" svg:width="2.248cm" svg:height="2.286cm" svg:x="14.952cm" svg:y="1.07cm">
          <text:p text:style-name="P16">Mosfet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2.248cm" svg:height="2.286cm" svg:x="19.852cm" svg:y="1.07cm">
          <text:p text:style-name="P16">Mosfet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2.248cm" svg:height="2.286cm" svg:x="4.952cm" svg:y="1.07cm">
          <text:p text:style-name="P16">Mosfe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25" draw:layer="layout" svg:width="25.199cm" svg:height="3.506cm" svg:x="1.4cm" svg:y="0.337cm" presentation:class="title" presentation:user-transformed="true">
          <draw:text-box>
            <text:p><text:span text:style-name="T4">Fonte de Alta Tensão</text:span></text:p>
          </draw:text-box>
        </draw:frame>
        <draw:custom-shape draw:style-name="gr26" draw:text-style-name="P26" draw:layer="layout" svg:width="4.064cm" svg:height="3.302cm" svg:x="23.204cm" svg:y="8.634cm">
          <text:p text:style-name="P16">Medidor de</text:p>
          <text:p text:style-name="P16">Corrente</text:p>
          <text:p text:style-name="P16">MAX 4378</text:p>
          <draw:enhanced-geometry svg:viewBox="0 0 21600 21600" draw:type="rectangle" draw:enhanced-path="M 0 0 L 21600 0 21600 21600 0 21600 0 0 Z N"/>
        </draw:custom-shape>
        <draw:custom-shape draw:style-name="gr27" draw:text-style-name="P27" draw:layer="layout" svg:width="3.048cm" svg:height="2.032cm" draw:transform="rotate (-1.5707963267949) translate (11.196cm 4.90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8" draw:text-style-name="P5" draw:layer="layout" svg:x1="8.656cm" svg:y1="5.751cm" svg:x2="9.164cm" svg:y2="5.751cm">
          <text:p/>
        </draw:line>
        <draw:line draw:style-name="gr28" draw:text-style-name="P5" draw:layer="layout" svg:x1="8.679cm" svg:y1="7.105cm" svg:x2="9.187cm" svg:y2="7.105cm">
          <text:p/>
        </draw:line>
        <draw:frame draw:style-name="gr29" draw:text-style-name="P28" draw:layer="layout" svg:width="0.955cm" svg:height="1.119cm" draw:transform="rotate (-1.5707963267949) translate (10.072cm 5.366cm)">
          <draw:text-box>
            <text:p><text:span text:style-name="T5">+</text:span></text:p>
          </draw:text-box>
        </draw:frame>
        <draw:frame draw:style-name="gr30" draw:text-style-name="P28" draw:layer="layout" svg:width="0.76cm" svg:height="1.119cm" draw:transform="rotate (-1.5707963267949) translate (10.071cm 6.767cm)">
          <draw:text-box>
            <text:p><text:span text:style-name="T5">-</text:span></text:p>
          </draw:text-box>
        </draw:frame>
        <draw:custom-shape draw:style-name="gr27" draw:text-style-name="P27" draw:layer="layout" svg:width="3.048cm" svg:height="2.032cm" draw:transform="rotate (-1.5707963267949) translate (11.196cm 8.30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8" draw:text-style-name="P5" draw:layer="layout" svg:x1="8.656cm" svg:y1="9.152cm" svg:x2="9.164cm" svg:y2="9.152cm">
          <text:p/>
        </draw:line>
        <draw:line draw:style-name="gr28" draw:text-style-name="P5" draw:layer="layout" svg:x1="8.679cm" svg:y1="10.506cm" svg:x2="9.187cm" svg:y2="10.506cm">
          <text:p/>
        </draw:line>
        <draw:frame draw:style-name="gr29" draw:text-style-name="P28" draw:layer="layout" svg:width="0.955cm" svg:height="1.119cm" draw:transform="rotate (-1.5707963267949) translate (10.072cm 8.767cm)">
          <draw:text-box>
            <text:p><text:span text:style-name="T5">+</text:span></text:p>
          </draw:text-box>
        </draw:frame>
        <draw:frame draw:style-name="gr30" draw:text-style-name="P28" draw:layer="layout" svg:width="0.76cm" svg:height="1.119cm" draw:transform="rotate (-1.5707963267949) translate (10.071cm 10.168cm)">
          <draw:text-box>
            <text:p><text:span text:style-name="T5">-</text:span></text:p>
          </draw:text-box>
        </draw:frame>
        <draw:custom-shape draw:style-name="gr27" draw:text-style-name="P27" draw:layer="layout" svg:width="3.048cm" svg:height="2.032cm" draw:transform="rotate (-1.5707963267949) translate (11.196cm 11.70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8" draw:text-style-name="P5" draw:layer="layout" svg:x1="8.656cm" svg:y1="12.552cm" svg:x2="9.164cm" svg:y2="12.552cm">
          <text:p/>
        </draw:line>
        <draw:line draw:style-name="gr28" draw:text-style-name="P5" draw:layer="layout" svg:x1="8.679cm" svg:y1="13.906cm" svg:x2="9.187cm" svg:y2="13.906cm">
          <text:p/>
        </draw:line>
        <draw:frame draw:style-name="gr29" draw:text-style-name="P28" draw:layer="layout" svg:width="0.955cm" svg:height="1.119cm" draw:transform="rotate (-1.5707963267949) translate (10.072cm 12.167cm)">
          <draw:text-box>
            <text:p><text:span text:style-name="T5">+</text:span></text:p>
          </draw:text-box>
        </draw:frame>
        <draw:frame draw:style-name="gr30" draw:text-style-name="P28" draw:layer="layout" svg:width="0.76cm" svg:height="1.119cm" draw:transform="rotate (-1.5707963267949) translate (10.071cm 13.568cm)">
          <draw:text-box>
            <text:p><text:span text:style-name="T5">-</text:span></text:p>
          </draw:text-box>
        </draw:frame>
        <draw:custom-shape draw:style-name="gr27" draw:text-style-name="P27" draw:layer="layout" svg:width="3.048cm" svg:height="2.032cm" draw:transform="rotate (-1.5707963267949) translate (11.196cm 15.20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8" draw:text-style-name="P5" draw:layer="layout" svg:x1="8.656cm" svg:y1="16.052cm" svg:x2="9.164cm" svg:y2="16.052cm">
          <text:p/>
        </draw:line>
        <draw:line draw:style-name="gr28" draw:text-style-name="P5" draw:layer="layout" svg:x1="8.679cm" svg:y1="17.406cm" svg:x2="9.187cm" svg:y2="17.406cm">
          <text:p/>
        </draw:line>
        <draw:frame draw:style-name="gr29" draw:text-style-name="P28" draw:layer="layout" svg:width="0.955cm" svg:height="1.119cm" draw:transform="rotate (-1.5707963267949) translate (10.072cm 15.667cm)">
          <draw:text-box>
            <text:p><text:span text:style-name="T5">+</text:span></text:p>
          </draw:text-box>
        </draw:frame>
        <draw:frame draw:style-name="gr30" draw:text-style-name="P28" draw:layer="layout" svg:width="0.76cm" svg:height="1.119cm" draw:transform="rotate (-1.5707963267949) translate (10.071cm 17.068cm)">
          <draw:text-box>
            <text:p><text:span text:style-name="T5">-</text:span></text:p>
          </draw:text-box>
        </draw:frame>
        <draw:custom-shape draw:style-name="gr21" draw:text-style-name="P20" draw:layer="layout" svg:width="2.54cm" svg:height="2.032cm" svg:x="2.471cm" svg:y="6.906cm">
          <text:p text:style-name="P16">DAC</text:p>
          <text:p text:style-name="P16">TLC7226</text:p>
          <draw:enhanced-geometry svg:viewBox="0 0 21600 21600" draw:type="rectangle" draw:enhanced-path="M 0 0 L 21600 0 21600 21600 0 21600 0 0 Z N"/>
        </draw:custom-shape>
        <draw:custom-shape draw:style-name="gr21" draw:text-style-name="P20" draw:layer="layout" svg:width="2.54cm" svg:height="2.032cm" svg:x="2.468cm" svg:y="14.006cm">
          <text:p text:style-name="P16">DAC</text:p>
          <text:p text:style-name="P16">TLC7226</text:p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5.011cm" svg:y1="7.874cm" svg:x2="8.324cm" svg:y2="9.144cm">
          <text:p/>
        </draw:line>
        <draw:line draw:style-name="gr31" draw:text-style-name="P5" draw:layer="layout" svg:x1="5.011cm" svg:y1="7.874cm" svg:x2="8.324cm" svg:y2="5.842cm">
          <text:p/>
        </draw:line>
        <draw:line draw:style-name="gr31" draw:text-style-name="P5" draw:layer="layout" svg:x1="5.008cm" svg:y1="14.986cm" svg:x2="8.324cm" svg:y2="12.7cm">
          <text:p/>
        </draw:line>
        <draw:line draw:style-name="gr31" draw:text-style-name="P5" draw:layer="layout" svg:x1="5.008cm" svg:y1="14.986cm" svg:x2="8.324cm" svg:y2="16.002cm">
          <text:p/>
        </draw:line>
        <draw:g>
          <draw:line draw:style-name="gr5" draw:text-style-name="P5" draw:layer="layout" svg:x1="11.18cm" svg:y1="16.764cm" svg:x2="12.196cm" svg:y2="16.764cm">
            <text:p/>
          </draw:line>
          <draw:line draw:style-name="gr5" draw:text-style-name="P5" draw:layer="layout" svg:x1="12.196cm" svg:y1="16.764cm" svg:x2="12.45cm" svg:y2="16.256cm">
            <text:p/>
          </draw:line>
          <draw:line draw:style-name="gr5" draw:text-style-name="P5" draw:layer="layout" svg:x1="12.45cm" svg:y1="16.256cm" svg:x2="12.704cm" svg:y2="17.018cm">
            <text:p/>
          </draw:line>
          <draw:line draw:style-name="gr5" draw:text-style-name="P5" draw:layer="layout" svg:x1="12.704cm" svg:y1="17.018cm" svg:x2="12.958cm" svg:y2="16.256cm">
            <text:p/>
          </draw:line>
          <draw:line draw:style-name="gr5" draw:text-style-name="P5" draw:layer="layout" svg:x1="12.958cm" svg:y1="16.256cm" svg:x2="13.212cm" svg:y2="17.018cm">
            <text:p/>
          </draw:line>
          <draw:line draw:style-name="gr5" draw:text-style-name="P5" draw:layer="layout" svg:x1="13.212cm" svg:y1="17.018cm" svg:x2="13.466cm" svg:y2="16.256cm">
            <text:p/>
          </draw:line>
          <draw:line draw:style-name="gr5" draw:text-style-name="P5" draw:layer="layout" svg:x1="13.466cm" svg:y1="16.256cm" svg:x2="13.72cm" svg:y2="17.018cm">
            <text:p/>
          </draw:line>
          <draw:line draw:style-name="gr5" draw:text-style-name="P5" draw:layer="layout" svg:x1="13.72cm" svg:y1="17.018cm" svg:x2="13.974cm" svg:y2="16.51cm">
            <text:p/>
          </draw:line>
          <draw:line draw:style-name="gr5" draw:text-style-name="P5" draw:layer="layout" svg:x1="13.974cm" svg:y1="16.51cm" svg:x2="14.736cm" svg:y2="16.51cm">
            <text:p/>
          </draw:line>
        </draw:g>
        <draw:g>
          <draw:line draw:style-name="gr5" draw:text-style-name="P5" draw:layer="layout" svg:x1="11.18cm" svg:y1="13.264cm" svg:x2="12.196cm" svg:y2="13.264cm">
            <text:p/>
          </draw:line>
          <draw:line draw:style-name="gr5" draw:text-style-name="P5" draw:layer="layout" svg:x1="12.196cm" svg:y1="13.264cm" svg:x2="12.45cm" svg:y2="12.756cm">
            <text:p/>
          </draw:line>
          <draw:line draw:style-name="gr5" draw:text-style-name="P5" draw:layer="layout" svg:x1="12.45cm" svg:y1="12.756cm" svg:x2="12.704cm" svg:y2="13.518cm">
            <text:p/>
          </draw:line>
          <draw:line draw:style-name="gr5" draw:text-style-name="P5" draw:layer="layout" svg:x1="12.704cm" svg:y1="13.518cm" svg:x2="12.958cm" svg:y2="12.756cm">
            <text:p/>
          </draw:line>
          <draw:line draw:style-name="gr5" draw:text-style-name="P5" draw:layer="layout" svg:x1="12.958cm" svg:y1="12.756cm" svg:x2="13.212cm" svg:y2="13.518cm">
            <text:p/>
          </draw:line>
          <draw:line draw:style-name="gr5" draw:text-style-name="P5" draw:layer="layout" svg:x1="13.212cm" svg:y1="13.518cm" svg:x2="13.466cm" svg:y2="12.756cm">
            <text:p/>
          </draw:line>
          <draw:line draw:style-name="gr5" draw:text-style-name="P5" draw:layer="layout" svg:x1="13.466cm" svg:y1="12.756cm" svg:x2="13.72cm" svg:y2="13.518cm">
            <text:p/>
          </draw:line>
          <draw:line draw:style-name="gr5" draw:text-style-name="P5" draw:layer="layout" svg:x1="13.72cm" svg:y1="13.518cm" svg:x2="13.974cm" svg:y2="13.01cm">
            <text:p/>
          </draw:line>
          <draw:line draw:style-name="gr5" draw:text-style-name="P5" draw:layer="layout" svg:x1="13.974cm" svg:y1="13.01cm" svg:x2="14.736cm" svg:y2="13.01cm">
            <text:p/>
          </draw:line>
        </draw:g>
        <draw:g>
          <draw:line draw:style-name="gr5" draw:text-style-name="P5" draw:layer="layout" svg:x1="11.18cm" svg:y1="9.864cm" svg:x2="12.196cm" svg:y2="9.864cm">
            <text:p/>
          </draw:line>
          <draw:line draw:style-name="gr5" draw:text-style-name="P5" draw:layer="layout" svg:x1="12.196cm" svg:y1="9.864cm" svg:x2="12.45cm" svg:y2="9.356cm">
            <text:p/>
          </draw:line>
          <draw:line draw:style-name="gr5" draw:text-style-name="P5" draw:layer="layout" svg:x1="12.45cm" svg:y1="9.356cm" svg:x2="12.704cm" svg:y2="10.118cm">
            <text:p/>
          </draw:line>
          <draw:line draw:style-name="gr5" draw:text-style-name="P5" draw:layer="layout" svg:x1="12.704cm" svg:y1="10.118cm" svg:x2="12.958cm" svg:y2="9.356cm">
            <text:p/>
          </draw:line>
          <draw:line draw:style-name="gr5" draw:text-style-name="P5" draw:layer="layout" svg:x1="12.958cm" svg:y1="9.356cm" svg:x2="13.212cm" svg:y2="10.118cm">
            <text:p/>
          </draw:line>
          <draw:line draw:style-name="gr5" draw:text-style-name="P5" draw:layer="layout" svg:x1="13.212cm" svg:y1="10.118cm" svg:x2="13.466cm" svg:y2="9.356cm">
            <text:p/>
          </draw:line>
          <draw:line draw:style-name="gr5" draw:text-style-name="P5" draw:layer="layout" svg:x1="13.466cm" svg:y1="9.356cm" svg:x2="13.72cm" svg:y2="10.118cm">
            <text:p/>
          </draw:line>
          <draw:line draw:style-name="gr5" draw:text-style-name="P5" draw:layer="layout" svg:x1="13.72cm" svg:y1="10.118cm" svg:x2="13.974cm" svg:y2="9.61cm">
            <text:p/>
          </draw:line>
          <draw:line draw:style-name="gr5" draw:text-style-name="P5" draw:layer="layout" svg:x1="13.974cm" svg:y1="9.61cm" svg:x2="14.736cm" svg:y2="9.61cm">
            <text:p/>
          </draw:line>
        </draw:g>
        <draw:g>
          <draw:line draw:style-name="gr5" draw:text-style-name="P5" draw:layer="layout" svg:x1="11.18cm" svg:y1="6.464cm" svg:x2="12.196cm" svg:y2="6.464cm">
            <text:p/>
          </draw:line>
          <draw:line draw:style-name="gr5" draw:text-style-name="P5" draw:layer="layout" svg:x1="12.196cm" svg:y1="6.464cm" svg:x2="12.45cm" svg:y2="5.956cm">
            <text:p/>
          </draw:line>
          <draw:line draw:style-name="gr5" draw:text-style-name="P5" draw:layer="layout" svg:x1="12.45cm" svg:y1="5.956cm" svg:x2="12.704cm" svg:y2="6.718cm">
            <text:p/>
          </draw:line>
          <draw:line draw:style-name="gr5" draw:text-style-name="P5" draw:layer="layout" svg:x1="12.704cm" svg:y1="6.718cm" svg:x2="12.958cm" svg:y2="5.956cm">
            <text:p/>
          </draw:line>
          <draw:line draw:style-name="gr5" draw:text-style-name="P5" draw:layer="layout" svg:x1="12.958cm" svg:y1="5.956cm" svg:x2="13.212cm" svg:y2="6.718cm">
            <text:p/>
          </draw:line>
          <draw:line draw:style-name="gr5" draw:text-style-name="P5" draw:layer="layout" svg:x1="13.212cm" svg:y1="6.718cm" svg:x2="13.466cm" svg:y2="5.956cm">
            <text:p/>
          </draw:line>
          <draw:line draw:style-name="gr5" draw:text-style-name="P5" draw:layer="layout" svg:x1="13.466cm" svg:y1="5.956cm" svg:x2="13.72cm" svg:y2="6.718cm">
            <text:p/>
          </draw:line>
          <draw:line draw:style-name="gr5" draw:text-style-name="P5" draw:layer="layout" svg:x1="13.72cm" svg:y1="6.718cm" svg:x2="13.974cm" svg:y2="6.21cm">
            <text:p/>
          </draw:line>
          <draw:line draw:style-name="gr5" draw:text-style-name="P5" draw:layer="layout" svg:x1="13.974cm" svg:y1="6.21cm" svg:x2="14.736cm" svg:y2="6.21cm">
            <text:p/>
          </draw:line>
        </draw:g>
        <draw:custom-shape draw:style-name="gr32" draw:text-style-name="P15" draw:layer="layout" svg:width="2.54cm" svg:height="2.032cm" svg:x="14.768cm" svg:y="5.206cm">
          <text:p text:style-name="P16">Micro</text:p>
          <text:p text:style-name="P16">Power</text:p>
          <text:p text:style-name="P16">EMCO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2.54cm" svg:height="2.032cm" svg:x="14.768cm" svg:y="8.606cm">
          <text:p text:style-name="P16">Micro</text:p>
          <text:p text:style-name="P16">Power</text:p>
          <text:p text:style-name="P16">EMCO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2.54cm" svg:height="2.032cm" svg:x="14.768cm" svg:y="12.006cm">
          <text:p text:style-name="P16">Micro</text:p>
          <text:p text:style-name="P16">Power</text:p>
          <text:p text:style-name="P16">EMCO</text:p>
          <draw:enhanced-geometry svg:viewBox="0 0 21600 21600" draw:type="rectangle" draw:enhanced-path="M 0 0 L 21600 0 21600 21600 0 21600 0 0 Z N"/>
        </draw:custom-shape>
        <draw:custom-shape draw:style-name="gr32" draw:text-style-name="P15" draw:layer="layout" svg:width="2.54cm" svg:height="2.032cm" svg:x="14.768cm" svg:y="15.506cm">
          <text:p text:style-name="P16">Micro</text:p>
          <text:p text:style-name="P16">Power</text:p>
          <text:p text:style-name="P16">EMCO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684cm" svg:y1="16.764cm" svg:x2="11.684cm" svg:y2="14.478cm">
          <text:p/>
        </draw:line>
        <draw:line draw:style-name="gr5" draw:text-style-name="P5" draw:layer="layout" svg:x1="14.478cm" svg:y1="15.14cm" svg:x2="14.478cm" svg:y2="16.51cm">
          <text:p/>
        </draw:line>
        <draw:line draw:style-name="gr5" draw:text-style-name="P5" draw:layer="layout" svg:x1="14.478cm" svg:y1="15.14cm" svg:x2="22.86cm" svg:y2="15.14cm">
          <text:p/>
        </draw:line>
        <draw:line draw:style-name="gr5" draw:text-style-name="P5" draw:layer="layout" svg:x1="11.684cm" svg:y1="14.478cm" svg:x2="22.606cm" svg:y2="14.478cm">
          <text:p/>
        </draw:line>
        <draw:line draw:style-name="gr33" draw:text-style-name="P5" draw:layer="layout" svg:x1="22.606cm" svg:y1="14.478cm" svg:x2="23.204cm" svg:y2="11.936cm">
          <text:p/>
        </draw:line>
        <draw:line draw:style-name="gr33" draw:text-style-name="P5" draw:layer="layout" svg:x1="22.86cm" svg:y1="15.14cm" svg:x2="23.622cm" svg:y2="11.936cm">
          <text:p/>
        </draw:line>
        <draw:line draw:style-name="gr5" draw:text-style-name="P5" draw:layer="layout" svg:x1="11.684cm" svg:y1="13.264cm" svg:x2="11.684cm" svg:y2="11.078cm">
          <text:p/>
        </draw:line>
        <draw:line draw:style-name="gr5" draw:text-style-name="P5" draw:layer="layout" svg:x1="14.478cm" svg:y1="11.74cm" svg:x2="14.478cm" svg:y2="13.01cm">
          <text:p/>
        </draw:line>
        <draw:line draw:style-name="gr5" draw:text-style-name="P5" draw:layer="layout" svg:x1="11.684cm" svg:y1="9.864cm" svg:x2="11.684cm" svg:y2="7.678cm">
          <text:p/>
        </draw:line>
        <draw:line draw:style-name="gr5" draw:text-style-name="P5" draw:layer="layout" svg:x1="14.478cm" svg:y1="8.34cm" svg:x2="14.478cm" svg:y2="9.61cm">
          <text:p/>
        </draw:line>
        <draw:line draw:style-name="gr5" draw:text-style-name="P5" draw:layer="layout" svg:x1="11.684cm" svg:y1="6.464cm" svg:x2="11.684cm" svg:y2="4.178cm">
          <text:p/>
        </draw:line>
        <draw:line draw:style-name="gr5" draw:text-style-name="P5" draw:layer="layout" svg:x1="14.478cm" svg:y1="4.84cm" svg:x2="14.478cm" svg:y2="6.21cm">
          <text:p/>
        </draw:line>
        <draw:line draw:style-name="gr5" draw:text-style-name="P5" draw:layer="layout" svg:x1="11.684cm" svg:y1="4.178cm" svg:x2="21.844cm" svg:y2="4.178cm">
          <text:p/>
        </draw:line>
        <draw:line draw:style-name="gr5" draw:text-style-name="P5" draw:layer="layout" svg:x1="14.478cm" svg:y1="4.84cm" svg:x2="21.59cm" svg:y2="4.84cm">
          <text:p/>
        </draw:line>
        <draw:line draw:style-name="gr5" draw:text-style-name="P5" draw:layer="layout" svg:x1="11.684cm" svg:y1="7.678cm" svg:x2="22.098cm" svg:y2="7.678cm">
          <text:p/>
        </draw:line>
        <draw:line draw:style-name="gr5" draw:text-style-name="P5" draw:layer="layout" svg:x1="14.478cm" svg:y1="8.34cm" svg:x2="22.098cm" svg:y2="8.34cm">
          <text:p/>
        </draw:line>
        <draw:line draw:style-name="gr33" draw:text-style-name="P5" draw:layer="layout" svg:x1="21.844cm" svg:y1="4.178cm" svg:x2="23.622cm" svg:y2="8.634cm">
          <text:p/>
        </draw:line>
        <draw:line draw:style-name="gr33" draw:text-style-name="P5" draw:layer="layout" svg:x1="21.59cm" svg:y1="4.84cm" svg:x2="23.204cm" svg:y2="8.634cm">
          <text:p/>
        </draw:line>
        <draw:line draw:style-name="gr33" draw:text-style-name="P5" draw:layer="layout" svg:x1="22.098cm" svg:y1="7.678cm" svg:x2="23.204cm" svg:y2="9.652cm">
          <text:p/>
        </draw:line>
        <draw:line draw:style-name="gr33" draw:text-style-name="P5" draw:layer="layout" svg:x1="22.098cm" svg:y1="8.34cm" svg:x2="23.204cm" svg:y2="10.16cm">
          <text:p/>
        </draw:line>
        <draw:line draw:style-name="gr5" draw:text-style-name="P5" draw:layer="layout" svg:x1="11.684cm" svg:y1="11.078cm" svg:x2="22.098cm" svg:y2="11.078cm">
          <text:p/>
        </draw:line>
        <draw:line draw:style-name="gr5" draw:text-style-name="P5" draw:layer="layout" svg:x1="14.478cm" svg:y1="11.74cm" svg:x2="22.098cm" svg:y2="11.684cm">
          <text:p/>
        </draw:line>
        <draw:line draw:style-name="gr33" draw:text-style-name="P5" draw:layer="layout" svg:x1="22.098cm" svg:y1="11.078cm" svg:x2="23.204cm" svg:y2="10.414cm">
          <text:p/>
        </draw:line>
        <draw:line draw:style-name="gr33" draw:text-style-name="P5" draw:layer="layout" svg:x1="22.098cm" svg:y1="11.684cm" svg:x2="23.204cm" svg:y2="10.922cm">
          <text:p/>
        </draw:line>
        <draw:line draw:style-name="gr5" draw:text-style-name="P5" draw:layer="layout" svg:x1="25.654cm" svg:y1="11.936cm" svg:x2="25.654cm" svg:y2="19.05cm">
          <text:p/>
        </draw:line>
        <draw:line draw:style-name="gr5" draw:text-style-name="P5" draw:layer="layout" svg:x1="25.654cm" svg:y1="19.05cm" svg:x2="5.842cm" svg:y2="19.05cm">
          <text:p/>
        </draw:line>
        <draw:line draw:style-name="gr5" draw:text-style-name="P5" draw:layer="layout" svg:x1="2.471cm" svg:y1="7.874cm" svg:x2="0.762cm" svg:y2="7.874cm">
          <text:p/>
        </draw:line>
        <draw:line draw:style-name="gr34" draw:text-style-name="P5" draw:layer="layout" svg:x1="0.762cm" svg:y1="7.874cm" svg:x2="0.762cm" svg:y2="20.574cm">
          <text:p/>
        </draw:line>
        <draw:line draw:style-name="gr5" draw:text-style-name="P5" draw:layer="layout" svg:x1="2.468cm" svg:y1="14.986cm" svg:x2="1.27cm" svg:y2="14.986cm">
          <text:p/>
        </draw:line>
        <draw:line draw:style-name="gr34" draw:text-style-name="P5" draw:layer="layout" svg:x1="1.27cm" svg:y1="14.986cm" svg:x2="1.27cm" svg:y2="20.574cm">
          <text:p/>
        </draw:line>
        <draw:line draw:style-name="gr5" draw:text-style-name="P5" draw:layer="layout" svg:x1="5.842cm" svg:y1="19.05cm" svg:x2="1.778cm" svg:y2="19.05cm">
          <text:p/>
        </draw:line>
        <draw:line draw:style-name="gr5" draw:text-style-name="P5" draw:layer="layout" svg:x1="2.794cm" svg:y1="17.78cm" svg:x2="2.794cm" svg:y2="17.526cm">
          <text:p/>
        </draw:line>
        <draw:line draw:style-name="gr34" draw:text-style-name="P5" draw:layer="layout" svg:x1="1.778cm" svg:y1="19.05cm" svg:x2="1.778cm" svg:y2="20.574cm">
          <text:p/>
        </draw:line>
        <draw:custom-shape draw:style-name="gr35" draw:text-style-name="P11" draw:layer="layout" svg:width="0.762cm" svg:height="0.762cm" svg:x="20.62cm" svg:y="5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9" draw:layer="layout" svg:width="1.416cm" svg:height="0.832cm" svg:x="18.942cm" svg:y="6.5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31" draw:layer="layout" svg:width="1.776cm" svg:height="1.039cm" svg:x="18.942cm" svg:y="6.431cm">
          <draw:text-box>
            <text:p text:style-name="P30"><text:span text:style-name="T6">Mosfet</text:span></text:p>
            <text:p text:style-name="P30"><text:span text:style-name="T6">GND</text:span></text:p>
          </draw:text-box>
        </draw:frame>
        <draw:line draw:style-name="gr5" draw:text-style-name="P5" draw:layer="layout" svg:x1="20.62cm" svg:y1="5.95cm" svg:x2="20.066cm" svg:y2="5.95cm">
          <text:p/>
        </draw:line>
        <draw:line draw:style-name="gr5" draw:text-style-name="P5" draw:layer="layout" svg:x1="17.308cm" svg:y1="6.858cm" svg:x2="18.034cm" svg:y2="6.858cm">
          <text:p/>
        </draw:line>
        <draw:line draw:style-name="gr5" draw:text-style-name="P5" draw:layer="layout" svg:x1="18.034cm" svg:y1="6.858cm" svg:x2="18.034cm" svg:y2="17.272cm">
          <text:p/>
        </draw:line>
        <draw:line draw:style-name="gr5" draw:text-style-name="P5" draw:layer="layout" svg:x1="17.308cm" svg:y1="10.16cm" svg:x2="18.034cm" svg:y2="10.16cm">
          <text:p/>
        </draw:line>
        <draw:frame draw:style-name="gr38" draw:text-style-name="P32" draw:layer="layout" svg:width="1.778cm" svg:height="0.887cm" svg:x="17.426cm" svg:y="17.926cm">
          <draw:text-box>
            <text:p><text:span text:style-name="T7">GND2</text:span></text:p>
          </draw:text-box>
        </draw:frame>
        <draw:line draw:style-name="gr5" draw:text-style-name="P5" draw:layer="layout" svg:x1="18.034cm" svg:y1="17.272cm" svg:x2="18.034cm" svg:y2="18.034cm">
          <text:p/>
        </draw:line>
        <draw:line draw:style-name="gr5" draw:text-style-name="P5" draw:layer="layout" svg:x1="17.78cm" svg:y1="18.034cm" svg:x2="18.288cm" svg:y2="18.034cm">
          <text:p/>
        </draw:line>
        <draw:line draw:style-name="gr5" draw:text-style-name="P5" draw:layer="layout" svg:x1="20.066cm" svg:y1="5.95cm" svg:x2="17.308cm" svg:y2="5.95cm">
          <text:p/>
        </draw:line>
        <draw:line draw:style-name="gr5" draw:text-style-name="P5" draw:layer="layout" svg:x1="19.812cm" svg:y1="5.95cm" svg:x2="19.812cm" svg:y2="6.534cm">
          <text:p/>
        </draw:line>
        <draw:line draw:style-name="gr5" draw:text-style-name="P5" draw:layer="layout" svg:x1="18.942cm" svg:y1="6.858cm" svg:x2="18.034cm" svg:y2="6.858cm">
          <text:p/>
        </draw:line>
        <draw:custom-shape draw:style-name="gr39" draw:text-style-name="P11" draw:layer="layout" svg:width="0.762cm" svg:height="0.762cm" svg:x="20.629cm" svg:y="8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9" draw:layer="layout" svg:width="1.416cm" svg:height="0.832cm" svg:x="18.951cm" svg:y="9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20.629cm" svg:y1="9.242cm" svg:x2="20.075cm" svg:y2="9.242cm">
          <text:p/>
        </draw:line>
        <draw:line draw:style-name="gr5" draw:text-style-name="P5" draw:layer="layout" svg:x1="20.075cm" svg:y1="9.242cm" svg:x2="17.317cm" svg:y2="9.242cm">
          <text:p/>
        </draw:line>
        <draw:line draw:style-name="gr5" draw:text-style-name="P5" draw:layer="layout" svg:x1="19.821cm" svg:y1="9.242cm" svg:x2="19.821cm" svg:y2="9.826cm">
          <text:p/>
        </draw:line>
        <draw:line draw:style-name="gr5" draw:text-style-name="P5" draw:layer="layout" svg:x1="18.951cm" svg:y1="10.15cm" svg:x2="18.043cm" svg:y2="10.15cm">
          <text:p/>
        </draw:line>
        <draw:custom-shape draw:style-name="gr39" draw:text-style-name="P11" draw:layer="layout" svg:width="0.762cm" svg:height="0.762cm" svg:x="20.638cm" svg:y="12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9" draw:layer="layout" svg:width="1.416cm" svg:height="0.832cm" svg:x="18.96cm" svg:y="13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20.638cm" svg:y1="12.834cm" svg:x2="20.084cm" svg:y2="12.834cm">
          <text:p/>
        </draw:line>
        <draw:line draw:style-name="gr5" draw:text-style-name="P5" draw:layer="layout" svg:x1="17.308cm" svg:y1="13.742cm" svg:x2="18.052cm" svg:y2="13.742cm">
          <text:p/>
        </draw:line>
        <draw:line draw:style-name="gr5" draw:text-style-name="P5" draw:layer="layout" svg:x1="20.084cm" svg:y1="12.834cm" svg:x2="17.308cm" svg:y2="12.834cm">
          <text:p/>
        </draw:line>
        <draw:line draw:style-name="gr5" draw:text-style-name="P5" draw:layer="layout" svg:x1="19.83cm" svg:y1="12.834cm" svg:x2="19.83cm" svg:y2="13.418cm">
          <text:p/>
        </draw:line>
        <draw:line draw:style-name="gr5" draw:text-style-name="P5" draw:layer="layout" svg:x1="18.96cm" svg:y1="13.742cm" svg:x2="18.052cm" svg:y2="13.742cm">
          <text:p/>
        </draw:line>
        <draw:custom-shape draw:style-name="gr39" draw:text-style-name="P11" draw:layer="layout" svg:width="0.762cm" svg:height="0.762cm" svg:x="20.547cm" svg:y="15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9" draw:layer="layout" svg:width="1.416cm" svg:height="0.832cm" svg:x="18.869cm" svg:y="16.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5" draw:layer="layout" svg:x1="20.547cm" svg:y1="16.326cm" svg:x2="19.993cm" svg:y2="16.326cm">
          <text:p/>
        </draw:line>
        <draw:line draw:style-name="gr5" draw:text-style-name="P5" draw:layer="layout" svg:x1="17.308cm" svg:y1="17.234cm" svg:x2="17.961cm" svg:y2="17.234cm">
          <text:p/>
        </draw:line>
        <draw:line draw:style-name="gr5" draw:text-style-name="P5" draw:layer="layout" svg:x1="19.993cm" svg:y1="16.326cm" svg:x2="17.308cm" svg:y2="16.326cm">
          <text:p/>
        </draw:line>
        <draw:line draw:style-name="gr5" draw:text-style-name="P5" draw:layer="layout" svg:x1="19.739cm" svg:y1="16.326cm" svg:x2="19.739cm" svg:y2="16.91cm">
          <text:p/>
        </draw:line>
        <draw:line draw:style-name="gr5" draw:text-style-name="P5" draw:layer="layout" svg:x1="18.869cm" svg:y1="17.234cm" svg:x2="17.961cm" svg:y2="17.234cm">
          <text:p/>
        </draw:line>
        <draw:frame draw:style-name="gr37" draw:text-style-name="P31" draw:layer="layout" svg:width="1.776cm" svg:height="1.039cm" svg:x="18.942cm" svg:y="9.732cm">
          <draw:text-box>
            <text:p text:style-name="P30"><text:span text:style-name="T6">Mosfet</text:span></text:p>
            <text:p text:style-name="P30"><text:span text:style-name="T6">GND</text:span></text:p>
          </draw:text-box>
        </draw:frame>
        <draw:frame draw:style-name="gr37" draw:text-style-name="P31" draw:layer="layout" svg:width="1.776cm" svg:height="1.039cm" svg:x="18.942cm" svg:y="13.333cm">
          <draw:text-box>
            <text:p text:style-name="P30"><text:span text:style-name="T6">Mosfet</text:span></text:p>
            <text:p text:style-name="P30"><text:span text:style-name="T6">GND</text:span></text:p>
          </draw:text-box>
        </draw:frame>
        <draw:frame draw:style-name="gr37" draw:text-style-name="P31" draw:layer="layout" svg:width="1.776cm" svg:height="1.039cm" svg:x="18.842cm" svg:y="16.834cm">
          <draw:text-box>
            <text:p text:style-name="P30"><text:span text:style-name="T6">Mosfet</text:span></text:p>
            <text:p text:style-name="P30"><text:span text:style-name="T6">GND</text:span></text:p>
          </draw:text-box>
        </draw:frame>
        <draw:custom-shape draw:style-name="gr40" draw:text-style-name="P12" draw:layer="layout" svg:width="0.254cm" svg:height="0.254cm" svg:x="17.88cm" svg:y="6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7.881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7.882cm" svg:y="13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2" draw:layer="layout" svg:width="0.254cm" svg:height="0.254cm" svg:x="17.883cm" svg:y="17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20.358cm" svg:y1="7.112cm" svg:x2="22.352cm" svg:y2="7.112cm">
          <text:p/>
        </draw:line>
        <draw:line draw:style-name="gr5" draw:text-style-name="P5" draw:layer="layout" svg:x1="20.358cm" svg:y1="10.312cm" svg:x2="22.098cm" svg:y2="10.312cm">
          <text:p/>
        </draw:line>
        <draw:line draw:style-name="gr5" draw:text-style-name="P5" draw:layer="layout" svg:x1="20.358cm" svg:y1="13.912cm" svg:x2="21.59cm" svg:y2="13.912cm">
          <text:p/>
        </draw:line>
        <draw:line draw:style-name="gr5" draw:text-style-name="P5" draw:layer="layout" svg:x1="20.285cm" svg:y1="17.412cm" svg:x2="21.336cm" svg:y2="17.412cm">
          <text:p/>
        </draw:line>
        <draw:line draw:style-name="gr5" draw:text-style-name="P5" draw:layer="layout" svg:x1="22.352cm" svg:y1="7.112cm" svg:x2="22.352cm" svg:y2="20.066cm">
          <text:p/>
        </draw:line>
        <draw:line draw:style-name="gr5" draw:text-style-name="P5" draw:layer="layout" svg:x1="22.098cm" svg:y1="10.312cm" svg:x2="22.098cm" svg:y2="19.812cm">
          <text:p/>
        </draw:line>
        <draw:line draw:style-name="gr5" draw:text-style-name="P5" draw:layer="layout" svg:x1="21.59cm" svg:y1="13.912cm" svg:x2="21.844cm" svg:y2="13.912cm">
          <text:p/>
        </draw:line>
        <draw:line draw:style-name="gr5" draw:text-style-name="P5" draw:layer="layout" svg:x1="21.844cm" svg:y1="13.912cm" svg:x2="21.844cm" svg:y2="19.558cm">
          <text:p/>
        </draw:line>
        <draw:line draw:style-name="gr5" draw:text-style-name="P5" draw:layer="layout" svg:x1="21.336cm" svg:y1="17.412cm" svg:x2="21.59cm" svg:y2="17.412cm">
          <text:p/>
        </draw:line>
        <draw:line draw:style-name="gr5" draw:text-style-name="P5" draw:layer="layout" svg:x1="21.59cm" svg:y1="17.412cm" svg:x2="21.59cm" svg:y2="19.304cm">
          <text:p/>
        </draw:line>
        <draw:line draw:style-name="gr5" draw:text-style-name="P5" draw:layer="layout" svg:x1="22.352cm" svg:y1="20.066cm" svg:x2="3.81cm" svg:y2="20.066cm">
          <text:p/>
        </draw:line>
        <draw:line draw:style-name="gr5" draw:text-style-name="P5" draw:layer="layout" svg:x1="22.098cm" svg:y1="19.812cm" svg:x2="3.302cm" svg:y2="19.812cm">
          <text:p/>
        </draw:line>
        <draw:line draw:style-name="gr5" draw:text-style-name="P5" draw:layer="layout" svg:x1="21.844cm" svg:y1="19.558cm" svg:x2="3.048cm" svg:y2="19.558cm">
          <text:p/>
        </draw:line>
        <draw:line draw:style-name="gr5" draw:text-style-name="P5" draw:layer="layout" svg:x1="21.59cm" svg:y1="19.304cm" svg:x2="2.54cm" svg:y2="19.304cm">
          <text:p/>
        </draw:line>
        <draw:line draw:style-name="gr5" draw:text-style-name="P5" draw:layer="layout" svg:x1="2.54cm" svg:y1="19.304cm" svg:x2="2.286cm" svg:y2="19.304cm">
          <text:p/>
        </draw:line>
        <draw:line draw:style-name="gr34" draw:text-style-name="P5" draw:layer="layout" svg:x1="2.286cm" svg:y1="19.304cm" svg:x2="2.286cm" svg:y2="20.574cm">
          <text:p/>
        </draw:line>
        <draw:line draw:style-name="gr5" draw:text-style-name="P5" draw:layer="layout" svg:x1="3.048cm" svg:y1="19.558cm" svg:x2="2.794cm" svg:y2="19.558cm">
          <text:p/>
        </draw:line>
        <draw:line draw:style-name="gr34" draw:text-style-name="P5" draw:layer="layout" svg:x1="2.794cm" svg:y1="19.558cm" svg:x2="2.794cm" svg:y2="20.574cm">
          <text:p/>
        </draw:line>
        <draw:line draw:style-name="gr34" draw:text-style-name="P5" draw:layer="layout" svg:x1="3.302cm" svg:y1="19.812cm" svg:x2="3.302cm" svg:y2="20.574cm">
          <text:p/>
        </draw:line>
        <draw:line draw:style-name="gr34" draw:text-style-name="P5" draw:layer="layout" svg:x1="3.81cm" svg:y1="20.066cm" svg:x2="3.81cm" svg:y2="20.574cm">
          <text:p/>
        </draw:lin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Gerador de funções</text:p>
          </draw:text-box>
        </draw:frame>
        <draw:custom-shape draw:style-name="gr41" draw:text-style-name="P29" draw:layer="layout" svg:width="8.636cm" svg:height="7.874cm" svg:x="7.642cm" svg:y="5.774cm">
          <text:p text:style-name="P7">AD9850</text:p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1.938cm" svg:y1="13.648cm" svg:x2="11.938cm" svg:y2="16.256cm">
          <text:p/>
        </draw:line>
        <draw:custom-shape draw:style-name="gr42" draw:text-style-name="P7" draw:layer="layout" svg:width="8.128cm" svg:height="2.286cm" svg:x="7.896cm" svg:y="16.188cm">
          <text:p text:style-name="P7">Microcontrolador</text:p>
          <draw:enhanced-geometry svg:viewBox="0 0 21600 21600" draw:type="rectangle" draw:enhanced-path="M 0 0 L 21600 0 21600 21600 0 21600 0 0 Z N"/>
        </draw:custom-shape>
        <draw:custom-shape draw:style-name="gr43" draw:text-style-name="P33" draw:layer="layout" svg:width="3.556cm" svg:height="7.366cm" svg:x="1.016cm" svg:y="5.842cm">
          <text:p text:style-name="P7">Fonte 5V</text:p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7.642cm" svg:y1="9.652cm" svg:x2="4.572cm" svg:y2="9.652cm">
          <text:p/>
        </draw:line>
        <draw:line draw:style-name="gr31" draw:text-style-name="P5" draw:layer="layout" svg:x1="16.278cm" svg:y1="9.906cm" svg:x2="21.844cm" svg:y2="9.906cm">
          <text:p/>
        </draw:line>
        <draw:frame draw:style-name="gr44" draw:text-style-name="P34" draw:layer="layout" svg:width="5.588cm" svg:height="1.27cm" svg:x="16.626cm" svg:y="10.322cm">
          <draw:text-box>
            <text:p>Sinal 0 – 40 MHz</text:p>
          </draw:text-box>
        </draw:frame>
        <presentation:notes draw:style-name="dp2">
          <draw:page-thumbnail draw:style-name="gr9" draw:layer="layout" svg:width="18.624cm" svg:height="10.476cm" svg:x="1.482cm" svg:y="2.123cm" draw:page-number="5" presentation:class="page"/>
          <draw:frame presentation:style-name="pr2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4D</text:p>
          </draw:text-box>
        </draw:frame>
        <draw:frame draw:style-name="standard" draw:layer="layout" svg:width="22.097cm" svg:height="1.015cm" svg:x="2.952cm" svg:y="5.88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36">+12</text:p>
              </table:table-cell>
              <table:table-cell>
                <text:p text:style-name="P36">+5</text:p>
              </table:table-cell>
              <table:table-cell table:style-name="ce1">
                <text:p text:style-name="P36"><text:span text:style-name="T8">GND</text:span></text:p>
              </table:table-cell>
              <table:table-cell>
                <text:p text:style-name="P36">-5</text:p>
              </table:table-cell>
              <table:table-cell>
                <text:p text:style-name="P36">-12</text:p>
              </table:table-cell>
              <table:table-cell>
                <text:p text:style-name="P36">I</text:p>
              </table:table-cell>
              <table:table-cell>
                <text:p text:style-name="P36">SDO</text:p>
              </table:table-cell>
              <table:table-cell>
                <text:p text:style-name="P36">SDI</text:p>
              </table:table-cell>
              <table:table-cell>
                <text:p text:style-name="P36">SCLK</text:p>
              </table:table-cell>
              <table:table-cell>
                <text:p text:style-name="P36">CS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1" draw:text-style-name="P20" draw:layer="layout" svg:width="2.54cm" svg:height="2.032cm" svg:x="13.768cm" svg:y="9.606cm">
          <text:p text:style-name="P16">DAC</text:p>
          <text:p text:style-name="P16">TLC7226</text:p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4.986cm" svg:y1="6.903cm" svg:x2="14.986cm" svg:y2="9.606cm">
          <text:p/>
        </draw:line>
        <draw:line draw:style-name="gr31" draw:text-style-name="P5" draw:layer="layout" svg:x1="17.226cm" svg:y1="6.903cm" svg:x2="17.226cm" svg:y2="14.478cm">
          <text:p/>
        </draw:line>
        <draw:line draw:style-name="gr31" draw:text-style-name="P5" draw:layer="layout" svg:x1="19.304cm" svg:y1="6.903cm" svg:x2="19.304cm" svg:y2="14.478cm">
          <text:p/>
        </draw:line>
        <draw:line draw:style-name="gr31" draw:text-style-name="P5" draw:layer="layout" svg:x1="21.59cm" svg:y1="6.903cm" svg:x2="21.59cm" svg:y2="14.478cm">
          <text:p/>
        </draw:line>
        <draw:line draw:style-name="gr31" draw:text-style-name="P5" draw:layer="layout" svg:x1="23.876cm" svg:y1="6.903cm" svg:x2="23.876cm" svg:y2="14.478cm">
          <text:p/>
        </draw:line>
        <draw:line draw:style-name="gr31" draw:text-style-name="P5" draw:layer="layout" svg:x1="14.986cm" svg:y1="11.638cm" svg:x2="14.986cm" svg:y2="14.478cm">
          <text:p/>
        </draw:line>
        <draw:custom-shape draw:style-name="gr45" draw:text-style-name="P7" draw:layer="layout" svg:width="10.16cm" svg:height="3.048cm" svg:x="14.332cm" svg:y="15.972cm">
          <text:p text:style-name="P7">Microcontrolador</text:p>
          <draw:enhanced-geometry svg:viewBox="0 0 21600 21600" draw:type="rectangle" draw:enhanced-path="M 0 0 L 21600 0 21600 21600 0 21600 0 0 Z N"/>
        </draw:custom-shape>
        <draw:custom-shape draw:style-name="gr46" draw:text-style-name="P7" xml:id="id2" draw:id="id2" draw:layer="layout" svg:width="2.032cm" svg:height="1.778cm" svg:x="5.142cm" svg:y="9.652cm">
          <text:p text:style-name="P7">7805</text:p>
          <draw:enhanced-geometry svg:viewBox="0 0 21600 21600" draw:type="rectangle" draw:enhanced-path="M 0 0 L 21600 0 21600 21600 0 21600 0 0 Z N"/>
        </draw:custom-shape>
        <draw:custom-shape draw:style-name="gr46" draw:text-style-name="P7" xml:id="id4" draw:id="id4" draw:layer="layout" svg:width="2.032cm" svg:height="1.778cm" svg:x="9.542cm" svg:y="9.652cm">
          <text:p text:style-name="P7">7905</text:p>
          <draw:enhanced-geometry svg:viewBox="0 0 21600 21600" draw:type="rectangle" draw:enhanced-path="M 0 0 L 21600 0 21600 21600 0 21600 0 0 Z N"/>
        </draw:custom-shape>
        <draw:line draw:style-name="gr31" draw:text-style-name="P5" xml:id="id1" draw:id="id1" draw:layer="layout" svg:x1="3.81cm" svg:y1="6.903cm" svg:x2="3.81cm" svg:y2="14.478cm">
          <text:p/>
        </draw:line>
        <draw:line draw:style-name="gr31" draw:text-style-name="P5" draw:layer="layout" svg:x1="8.382cm" svg:y1="6.903cm" svg:x2="8.382cm" svg:y2="14.478cm">
          <text:p/>
        </draw:line>
        <draw:line draw:style-name="gr31" draw:text-style-name="P5" xml:id="id3" draw:id="id3" draw:layer="layout" svg:x1="12.7cm" svg:y1="6.903cm" svg:x2="12.7cm" svg:y2="14.478cm">
          <text:p/>
        </draw:line>
        <draw:custom-shape draw:style-name="gr47" draw:text-style-name="P33" draw:layer="layout" svg:width="10.16cm" svg:height="3.048cm" svg:x="3.332cm" svg:y="15.972cm">
          <text:p text:style-name="P7">Fonte</text:p>
          <draw:enhanced-geometry svg:viewBox="0 0 21600 21600" draw:type="rectangle" draw:enhanced-path="M 0 0 L 21600 0 21600 21600 0 21600 0 0 Z N"/>
        </draw:custom-shape>
        <draw:connector draw:style-name="gr48" draw:text-style-name="P7" draw:layer="layout" svg:x1="3.81cm" svg:y1="10.69cm" svg:x2="5.142cm" svg:y2="10.541cm" draw:start-shape="id1" draw:start-glue-point="1" draw:end-shape="id2" draw:end-glue-point="3" svg:d="M3810 10690h741v-149h591" svg:viewBox="0 0 1333 150">
          <text:p/>
        </draw:connector>
        <draw:connector draw:style-name="gr48" draw:text-style-name="P7" draw:layer="layout" draw:line-skew="-1.158cm" svg:x1="12.7cm" svg:y1="10.69cm" svg:x2="11.574cm" svg:y2="10.541cm" draw:start-shape="id3" draw:start-glue-point="1" draw:end-shape="id4" draw:end-glue-point="1" svg:d="M12700 10690h-508v-149h-618" svg:viewBox="0 0 1127 150">
          <text:p/>
        </draw:connector>
        <draw:line draw:style-name="gr31" draw:text-style-name="P5" draw:layer="layout" svg:x1="6.35cm" svg:y1="6.903cm" svg:x2="6.35cm" svg:y2="9.652cm">
          <text:p/>
        </draw:line>
        <draw:line draw:style-name="gr31" draw:text-style-name="P5" draw:layer="layout" svg:x1="10.668cm" svg:y1="6.903cm" svg:x2="10.668cm" svg:y2="9.652cm">
          <text:p/>
        </draw:line>
        <presentation:notes draw:style-name="dp2">
          <draw:page-thumbnail draw:style-name="gr9" draw:layer="layout" svg:width="18.624cm" svg:height="10.476cm" svg:x="1.482cm" svg:y="2.123cm" draw:page-number="6" presentation:class="page"/>
          <draw:frame presentation:style-name="pr2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Módulo C4D</text:p>
          </draw:text-box>
        </draw:frame>
        <draw:frame draw:style-name="standard" draw:layer="layout" svg:width="22.097cm" svg:height="1.015cm" svg:x="2.372cm" svg:y="15.6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 text:style-name="P36">+12</text:p>
              </table:table-cell>
              <table:table-cell>
                <text:p text:style-name="P36">+5</text:p>
              </table:table-cell>
              <table:table-cell table:style-name="ce1">
                <text:p text:style-name="P37">GND</text:p>
              </table:table-cell>
              <table:table-cell>
                <text:p text:style-name="P36">-5</text:p>
              </table:table-cell>
              <table:table-cell>
                <text:p text:style-name="P36">-12</text:p>
              </table:table-cell>
              <table:table-cell>
                <text:p text:style-name="P36">I</text:p>
              </table:table-cell>
              <table:table-cell>
                <text:p text:style-name="P36">SDO</text:p>
              </table:table-cell>
              <table:table-cell>
                <text:p text:style-name="P36">SDI</text:p>
              </table:table-cell>
              <table:table-cell>
                <text:p text:style-name="P36">SCLK</text:p>
              </table:table-cell>
              <table:table-cell>
                <text:p text:style-name="P36">CS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49" draw:text-style-name="P38" draw:layer="layout" svg:width="9.398cm" svg:height="7.62cm" svg:x="15.214cm" svg:y="6.714cm">
          <text:p text:style-name="P7">ADC</text:p>
          <draw:enhanced-geometry svg:viewBox="0 0 21600 21600" draw:type="rectangle" draw:enhanced-path="M 0 0 L 21600 0 21600 21600 0 21600 0 0 Z N"/>
        </draw:custom-shape>
        <draw:custom-shape draw:style-name="gr50" draw:text-style-name="P39" draw:layer="layout" svg:width="9.398cm" svg:height="8.128cm" svg:x="3.526cm" svg:y="6.398cm">
          <text:p text:style-name="P7">C4D</text:p>
          <draw:enhanced-geometry svg:viewBox="0 0 21600 21600" draw:type="rectangle" draw:enhanced-path="M 0 0 L 21600 0 21600 21600 0 21600 0 0 Z N"/>
        </draw:custom-shape>
        <draw:custom-shape draw:style-name="gr51" draw:text-style-name="P40" draw:layer="layout" svg:width="2.794cm" svg:height="1.778cm" svg:x="15.722cm" svg:y="12.302cm">
          <text:p text:style-name="P16">ADC</text:p>
          <text:p text:style-name="P16">MCP3551</text:p>
          <draw:enhanced-geometry svg:viewBox="0 0 21600 21600" draw:type="rectangle" draw:enhanced-path="M 0 0 L 21600 0 21600 21600 0 21600 0 0 Z N"/>
        </draw:custom-shape>
        <draw:custom-shape draw:style-name="gr51" draw:text-style-name="P40" draw:layer="layout" svg:width="2.794cm" svg:height="1.778cm" svg:x="15.722cm" svg:y="7.902cm">
          <text:p text:style-name="P16">ADC</text:p>
          <text:p text:style-name="P16">ADS8691</text:p>
          <draw:enhanced-geometry svg:viewBox="0 0 21600 21600" draw:type="rectangle" draw:enhanced-path="M 0 0 L 21600 0 21600 21600 0 21600 0 0 Z N"/>
        </draw:custom-shape>
        <draw:custom-shape draw:style-name="gr51" draw:text-style-name="P40" draw:layer="layout" svg:width="2.794cm" svg:height="1.778cm" svg:x="21.022cm" svg:y="12.302cm">
          <text:p text:style-name="P16">ADC</text:p>
          <text:p text:style-name="P16">ADS1230</text:p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2.924cm" svg:y1="10.922cm" svg:x2="15.214cm" svg:y2="10.922cm">
          <text:p/>
        </draw:line>
        <draw:line draw:style-name="gr31" draw:text-style-name="P5" draw:layer="layout" svg:x1="20.066cm" svg:y1="14.334cm" svg:x2="20.066cm" svg:y2="15.61cm">
          <text:p/>
        </draw:line>
        <draw:line draw:style-name="gr5" draw:text-style-name="P5" draw:layer="layout" svg:x1="8.382cm" svg:y1="14.526cm" svg:x2="8.382cm" svg:y2="15.61cm">
          <text:p/>
        </draw:line>
        <presentation:notes draw:style-name="dp2">
          <draw:page-thumbnail draw:style-name="gr9" draw:layer="layout" svg:width="18.624cm" svg:height="10.476cm" svg:x="1.482cm" svg:y="2.123cm" draw:page-number="7" presentation:class="page"/>
          <draw:frame presentation:style-name="pr2" draw:text-style-name="P3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Malgun Gothic" svg:font-family="'Malgun Gothic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inted_20_White" draw:display-name="Painted White" xlink:href="Pictures/10000000000002000000020078E0C5CCAA3328BC.jp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18.137000000</meta:creation-date>
    <meta:generator>LibreOffice/6.4.4.2$Windows_X86_64 LibreOffice_project/3d775be2011f3886db32dfd395a6a6d1ca2630ff</meta:generator>
    <dc:date>2020-08-29T02:53:02.962000000</dc:date>
    <meta:editing-duration>P2DT4H24M53S</meta:editing-duration>
    <meta:editing-cycles>9</meta:editing-cycles>
    <meta:document-statistic meta:object-count="277"/>
  </office:meta>
</office:document-meta>
</file>